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20c" officeooo:paragraph-rsid="0004c20c"/>
    </style:style>
    <style:style style:name="P2" style:family="paragraph" style:parent-style-name="Standard">
      <style:paragraph-properties fo:text-align="justify" style:justify-single-word="false"/>
      <style:text-properties officeooo:rsid="0004c20c" officeooo:paragraph-rsid="0004c20c"/>
    </style:style>
    <style:style style:name="P3" style:family="paragraph" style:parent-style-name="Standard">
      <style:paragraph-properties fo:text-align="justify" style:justify-single-word="false"/>
      <style:text-properties officeooo:rsid="0004c20c" officeooo:paragraph-rsid="00061256"/>
    </style:style>
    <style:style style:name="P4" style:family="paragraph" style:parent-style-name="Standard">
      <style:paragraph-properties fo:text-align="justify" style:justify-single-word="false"/>
      <style:text-properties officeooo:rsid="0004c20c" officeooo:paragraph-rsid="000bdcfa"/>
    </style:style>
    <style:style style:name="P5" style:family="paragraph" style:parent-style-name="Standard">
      <style:paragraph-properties fo:text-align="justify" style:justify-single-word="false"/>
      <style:text-properties officeooo:paragraph-rsid="0004c20c"/>
    </style:style>
    <style:style style:name="P6" style:family="paragraph" style:parent-style-name="Standard">
      <style:paragraph-properties fo:text-align="justify" style:justify-single-word="false"/>
      <style:text-properties officeooo:paragraph-rsid="001656de"/>
    </style:style>
    <style:style style:name="P7" style:family="paragraph" style:parent-style-name="Standard">
      <style:paragraph-properties fo:text-align="justify" style:justify-single-word="false"/>
      <style:text-properties officeooo:rsid="0006ba46" officeooo:paragraph-rsid="000724af"/>
    </style:style>
    <style:style style:name="P8" style:family="paragraph" style:parent-style-name="Standard">
      <style:paragraph-properties fo:text-align="justify" style:justify-single-word="false"/>
      <style:text-properties officeooo:rsid="000724af" officeooo:paragraph-rsid="000724af"/>
    </style:style>
    <style:style style:name="P9" style:family="paragraph" style:parent-style-name="Standard">
      <style:paragraph-properties fo:text-align="justify" style:justify-single-word="false"/>
      <style:text-properties officeooo:rsid="000724af" officeooo:paragraph-rsid="0007d01c"/>
    </style:style>
    <style:style style:name="P10" style:family="paragraph" style:parent-style-name="Standard">
      <style:paragraph-properties fo:text-align="justify" style:justify-single-word="false"/>
      <style:text-properties officeooo:rsid="00083957" officeooo:paragraph-rsid="00083957"/>
    </style:style>
    <style:style style:name="P11" style:family="paragraph" style:parent-style-name="Standard">
      <style:paragraph-properties fo:text-align="justify" style:justify-single-word="false"/>
      <style:text-properties officeooo:rsid="0008d764" officeooo:paragraph-rsid="0008d764"/>
    </style:style>
    <style:style style:name="P12" style:family="paragraph" style:parent-style-name="Standard">
      <style:paragraph-properties fo:text-align="justify" style:justify-single-word="false"/>
      <style:text-properties officeooo:rsid="0009eab8" officeooo:paragraph-rsid="0009eab8"/>
    </style:style>
    <style:style style:name="P13" style:family="paragraph" style:parent-style-name="Standard">
      <style:paragraph-properties fo:text-align="justify" style:justify-single-word="false"/>
      <style:text-properties officeooo:rsid="0007d01c" officeooo:paragraph-rsid="0007d01c"/>
    </style:style>
    <style:style style:name="P14" style:family="paragraph" style:parent-style-name="Standard">
      <style:paragraph-properties fo:text-align="justify" style:justify-single-word="false"/>
      <style:text-properties officeooo:rsid="000bdcfa" officeooo:paragraph-rsid="000bdcfa"/>
    </style:style>
    <style:style style:name="P15" style:family="paragraph" style:parent-style-name="Standard">
      <style:paragraph-properties fo:text-align="justify" style:justify-single-word="false"/>
      <style:text-properties officeooo:rsid="000c1a0e" officeooo:paragraph-rsid="000c1a0e"/>
    </style:style>
    <style:style style:name="P16" style:family="paragraph" style:parent-style-name="Standard">
      <style:paragraph-properties fo:text-align="justify" style:justify-single-word="false"/>
      <style:text-properties officeooo:rsid="000e14e5" officeooo:paragraph-rsid="000e14e5"/>
    </style:style>
    <style:style style:name="P17" style:family="paragraph" style:parent-style-name="Standard">
      <style:paragraph-properties fo:text-align="justify" style:justify-single-word="false"/>
      <style:text-properties officeooo:rsid="000e89f7" officeooo:paragraph-rsid="000e89f7"/>
    </style:style>
    <style:style style:name="P18" style:family="paragraph" style:parent-style-name="Standard">
      <style:paragraph-properties fo:text-align="justify" style:justify-single-word="false"/>
      <style:text-properties officeooo:rsid="00124ad8" officeooo:paragraph-rsid="00124ad8"/>
    </style:style>
    <style:style style:name="P19" style:family="paragraph" style:parent-style-name="Standard">
      <style:paragraph-properties fo:text-align="justify" style:justify-single-word="false"/>
      <style:text-properties officeooo:rsid="0013bcaf" officeooo:paragraph-rsid="0013bcaf"/>
    </style:style>
    <style:style style:name="P20" style:family="paragraph" style:parent-style-name="Standard">
      <style:paragraph-properties fo:text-align="justify" style:justify-single-word="false"/>
      <style:text-properties style:text-underline-style="none" officeooo:rsid="0017f6be" officeooo:paragraph-rsid="0017f6be"/>
    </style:style>
    <style:style style:name="P21" style:family="paragraph" style:parent-style-name="Standard">
      <style:paragraph-properties fo:text-align="justify" style:justify-single-word="false"/>
      <style:text-properties style:text-underline-style="none" officeooo:rsid="00192233" officeooo:paragraph-rsid="00192233"/>
    </style:style>
    <style:style style:name="P22" style:family="paragraph" style:parent-style-name="Standard">
      <style:paragraph-properties fo:text-align="justify" style:justify-single-word="false"/>
      <style:text-properties style:text-underline-style="none" officeooo:rsid="001bb540" officeooo:paragraph-rsid="001bb540"/>
    </style:style>
    <style:style style:name="P23" style:family="paragraph" style:parent-style-name="Standard">
      <style:paragraph-properties fo:text-align="justify" style:justify-single-word="false"/>
      <style:text-properties style:text-underline-style="none" officeooo:rsid="001c6f12" officeooo:paragraph-rsid="001c6f12"/>
    </style:style>
    <style:style style:name="P24" style:family="paragraph" style:parent-style-name="Standard">
      <style:paragraph-properties fo:text-align="justify" style:justify-single-word="false"/>
      <style:text-properties style:text-underline-style="none" officeooo:rsid="001ec94e" officeooo:paragraph-rsid="001ec94e"/>
    </style:style>
    <style:style style:name="P25" style:family="paragraph" style:parent-style-name="Standard">
      <style:paragraph-properties fo:text-align="justify" style:justify-single-word="false"/>
      <style:text-properties style:text-underline-style="none" officeooo:rsid="00253b21" officeooo:paragraph-rsid="00253b21"/>
    </style:style>
    <style:style style:name="P26" style:family="paragraph" style:parent-style-name="Standard">
      <style:paragraph-properties fo:text-align="justify" style:justify-single-word="false"/>
      <style:text-properties style:text-underline-style="none" officeooo:rsid="00261f15" officeooo:paragraph-rsid="00261f15"/>
    </style:style>
    <style:style style:name="P27" style:family="paragraph" style:parent-style-name="Standard">
      <style:paragraph-properties fo:text-align="justify" style:justify-single-word="false"/>
      <style:text-properties style:text-underline-style="none" officeooo:rsid="002de2b3" officeooo:paragraph-rsid="002de2b3"/>
    </style:style>
    <style:style style:name="P28" style:family="paragraph" style:parent-style-name="Standard">
      <style:paragraph-properties fo:text-align="justify" style:justify-single-word="false"/>
      <style:text-properties fo:font-style="normal" fo:font-weight="normal" officeooo:rsid="0014192f" officeooo:paragraph-rsid="0014192f"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5d01f" officeooo:paragraph-rsid="0015d01f"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3a0c6" officeooo:paragraph-rsid="0023a0c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15d021" officeooo:paragraph-rsid="0015d021"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1656de" officeooo:paragraph-rsid="0015d02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1656de" officeooo:paragraph-rsid="001656d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17e602" officeooo:paragraph-rsid="0017e602"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2b693b" officeooo:paragraph-rsid="002b693b"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17f6be" officeooo:paragraph-rsid="0017f6be"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319348" officeooo:paragraph-rsid="00319348"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192233" officeooo:paragraph-rsid="00192233"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1d7eb3" officeooo:paragraph-rsid="001c6f12"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1ec94e" officeooo:paragraph-rsid="001ec94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rsid="0020a43f" officeooo:paragraph-rsid="0020a43f"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rsid="0021d8e5" officeooo:paragraph-rsid="0021d8e5"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rsid="00224a72" officeooo:paragraph-rsid="00224a72"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253b21" officeooo:paragraph-rsid="00253b2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287979" officeooo:paragraph-rsid="00287979"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color="#000000" fo:font-style="normal" style:text-underline-style="none" fo:font-weight="normal" officeooo:rsid="002dedb9" officeooo:paragraph-rsid="002ef419"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color="#000000" fo:font-style="normal" style:text-underline-style="none" fo:font-weight="normal" officeooo:rsid="002de2b3" officeooo:paragraph-rsid="002de2b3"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color="#000000" fo:font-style="normal" style:text-underline-style="none" fo:font-weight="normal" officeooo:rsid="0030614c" officeooo:paragraph-rsid="003061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color="#000000" fo:font-style="normal" style:text-underline-style="none" fo:font-weight="normal" officeooo:rsid="00319348" officeooo:paragraph-rsid="00319348"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color="#000000" fo:font-style="normal" style:text-underline-style="none" fo:font-weight="normal" officeooo:rsid="0032cb33" officeooo:paragraph-rsid="0032cb33"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color="#000000" fo:font-style="normal" style:text-underline-style="none" fo:font-weight="normal" officeooo:rsid="003381c8" officeooo:paragraph-rsid="003381c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color="#000000" fo:font-style="normal" style:text-underline-style="none" fo:font-weight="normal" officeooo:rsid="003381c8" officeooo:paragraph-rsid="00350d3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color="#000000" fo:font-style="normal" style:text-underline-style="none" fo:font-weight="normal" officeooo:rsid="003b45b5" officeooo:paragraph-rsid="003b45b5"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000000" fo:font-style="normal" style:text-underline-style="none" fo:font-weight="normal" officeooo:rsid="003e46f0" officeooo:paragraph-rsid="003e46f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color="#000000" fo:font-style="normal" style:text-underline-style="none" fo:font-weight="normal" officeooo:rsid="003e6017" officeooo:paragraph-rsid="003fa127"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color="#000000" fo:font-style="normal" style:text-underline-style="none" fo:font-weight="normal" officeooo:rsid="003fa127" officeooo:paragraph-rsid="003fa127"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color="#000000" fo:font-style="normal" style:text-underline-style="none" fo:font-weight="normal" officeooo:rsid="0040c2aa" officeooo:paragraph-rsid="0040c2aa"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color="#000000" fo:font-style="normal" style:text-underline-style="none" fo:font-weight="normal" officeooo:rsid="0045c378" officeooo:paragraph-rsid="0045c37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color="#000000" fo:font-style="normal" style:text-underline-style="none" fo:font-weight="normal" officeooo:rsid="0047a57d" officeooo:paragraph-rsid="0047a57d" style:font-style-asian="normal" style:font-weight-asian="normal" style:font-style-complex="normal" style:font-weight-complex="normal"/>
    </style:style>
    <style:style style:name="T1" style:family="text">
      <style:text-properties fo:background-color="#ffff99" loext:char-shading-value="0"/>
    </style:style>
    <style:style style:name="T2" style:family="text">
      <style:text-properties officeooo:rsid="00061256"/>
    </style:style>
    <style:style style:name="T3" style:family="text">
      <style:text-properties style:text-underline-style="solid" style:text-underline-width="auto" style:text-underline-color="font-color" officeooo:rsid="00061256"/>
    </style:style>
    <style:style style:name="T4" style:family="text">
      <style:text-properties officeooo:rsid="000724af"/>
    </style:style>
    <style:style style:name="T5" style:family="text">
      <style:text-properties officeooo:rsid="0007d01c"/>
    </style:style>
    <style:style style:name="T6" style:family="text">
      <style:text-properties fo:font-weight="bold" style:font-weight-asian="bold" style:font-weight-complex="bold"/>
    </style:style>
    <style:style style:name="T7" style:family="text">
      <style:text-properties fo:font-weight="bold" officeooo:rsid="0036791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c2ba7" style:font-weight-asian="normal" style:font-weight-complex="normal"/>
    </style:style>
    <style:style style:name="T10" style:family="text">
      <style:text-properties officeooo:rsid="000e14e5"/>
    </style:style>
    <style:style style:name="T11" style:family="text">
      <style:text-properties officeooo:rsid="000f233e"/>
    </style:style>
    <style:style style:name="T12" style:family="text">
      <style:text-properties fo:font-style="italic" fo:font-weight="normal" officeooo:rsid="001656de"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656de" style:font-style-asian="normal" style:font-weight-asian="normal" style:font-style-complex="normal" style:font-weight-complex="normal"/>
    </style:style>
    <style:style style:name="T15" style:family="text">
      <style:text-properties fo:font-style="normal" fo:font-weight="normal" officeooo:rsid="00186189" style:font-style-asian="normal" style:font-weight-asian="normal" style:font-style-complex="normal" style:font-weight-complex="normal"/>
    </style:style>
    <style:style style:name="T16" style:family="text">
      <style:text-properties fo:font-style="normal" fo:font-weight="normal" officeooo:rsid="001a2c64" style:font-style-asian="normal" style:font-weight-asian="normal" style:font-style-complex="normal" style:font-weight-complex="normal"/>
    </style:style>
    <style:style style:name="T17" style:family="text">
      <style:text-properties fo:font-style="normal" fo:font-weight="normal" officeooo:rsid="001d7eb3" style:font-style-asian="normal" style:font-weight-asian="normal" style:font-style-complex="normal" style:font-weight-complex="normal"/>
    </style:style>
    <style:style style:name="T18" style:family="text">
      <style:text-properties fo:font-style="normal" fo:font-weight="normal" officeooo:rsid="0026f462" style:font-style-asian="normal" style:font-weight-asian="normal" style:font-style-complex="normal" style:font-weight-complex="normal"/>
    </style:style>
    <style:style style:name="T19" style:family="text">
      <style:text-properties fo:font-style="normal" fo:font-weight="normal" officeooo:rsid="0027faaa" style:font-style-asian="normal" style:font-weight-asian="normal" style:font-style-complex="normal" style:font-weight-complex="normal"/>
    </style:style>
    <style:style style:name="T20" style:family="text">
      <style:text-properties fo:font-style="normal" fo:font-weight="normal" fo:background-color="#ffff00" loext:char-shading-value="0" style:font-style-asian="normal" style:font-weight-asian="normal" style:font-style-complex="normal" style:font-weight-complex="normal"/>
    </style:style>
    <style:style style:name="T21" style:family="text">
      <style:text-properties fo:font-style="normal" fo:font-weight="normal" officeooo:rsid="001d7eb3" fo:background-color="#ffff00" loext:char-shading-value="0" style:font-style-asian="normal" style:font-weight-asian="normal" style:font-style-complex="normal" style:font-weight-complex="normal"/>
    </style:style>
    <style:style style:name="T22" style:family="text">
      <style:text-properties fo:color="#009900"/>
    </style:style>
    <style:style style:name="T23" style:family="text">
      <style:text-properties fo:color="#009900" fo:font-style="normal" fo:font-weight="normal" style:font-style-asian="normal" style:font-weight-asian="normal" style:font-style-complex="normal" style:font-weight-complex="normal"/>
    </style:style>
    <style:style style:name="T24" style:family="text">
      <style:text-properties fo:color="#0000cc" fo:font-style="normal" fo:font-weight="normal" style:font-style-asian="normal" style:font-weight-asian="normal" style:font-style-complex="normal" style:font-weight-complex="normal"/>
    </style:style>
    <style:style style:name="T25" style:family="text">
      <style:text-properties fo:color="#ff0000"/>
    </style:style>
    <style:style style:name="T26" style:family="text">
      <style:text-properties fo:color="#ff0000" fo:font-style="normal" fo:font-weight="normal" style:font-style-asian="normal" style:font-weight-asian="normal" style:font-style-complex="normal" style:font-weight-complex="normal"/>
    </style:style>
    <style:style style:name="T27" style:family="text">
      <style:text-properties fo:color="#ff0000" fo:font-weight="bold" fo:background-color="#000000" loext:char-shading-value="0" style:font-weight-asian="bold" style:font-weight-complex="bold"/>
    </style:style>
    <style:style style:name="T28" style:family="text">
      <style:text-properties fo:color="#000000" fo:font-style="normal" fo:font-weight="normal" style:font-style-asian="normal" style:font-weight-asian="normal" style:font-style-complex="normal" style:font-weight-complex="normal"/>
    </style:style>
    <style:style style:name="T29" style:family="text">
      <style:text-properties fo:color="#00cc33" fo:font-style="normal" fo:font-weight="normal" style:font-style-asian="normal" style:font-weight-asian="normal" style:font-style-complex="normal" style:font-weight-complex="normal"/>
    </style:style>
    <style:style style:name="T30" style:family="text">
      <style:text-properties fo:color="#00cc33" fo:font-style="normal" fo:font-weight="normal" officeooo:rsid="001a2c64" style:font-style-asian="normal" style:font-weight-asian="normal" style:font-style-complex="normal" style:font-weight-complex="normal"/>
    </style:style>
    <style:style style:name="T31" style:family="text">
      <style:text-properties fo:color="#0000ff"/>
    </style:style>
    <style:style style:name="T32" style:family="text">
      <style:text-properties fo:color="#0000ff" fo:font-style="normal" fo:font-weight="bold" style:font-style-asian="normal" style:font-weight-asian="bold" style:font-style-complex="normal" style:font-weight-complex="bold"/>
    </style:style>
    <style:style style:name="T33" style:family="text">
      <style:text-properties fo:color="#0000ff" fo:font-style="normal" fo:font-weight="normal" style:font-style-asian="normal" style:font-weight-asian="normal" style:font-style-complex="normal" style:font-weight-complex="normal"/>
    </style:style>
    <style:style style:name="T34" style:family="text">
      <style:text-properties fo:color="#0000ff" fo:font-style="normal" fo:font-weight="normal" officeooo:rsid="003960a6" style:font-style-asian="normal" style:font-weight-asian="normal" style:font-style-complex="normal" style:font-weight-complex="normal"/>
    </style:style>
    <style:style style:name="T35" style:family="text">
      <style:text-properties fo:color="#ff9900" fo:font-style="normal" fo:font-weight="normal" style:font-style-asian="normal" style:font-weight-asian="normal" style:font-style-complex="normal" style:font-weight-complex="normal"/>
    </style:style>
    <style:style style:name="T36" style:family="text">
      <style:text-properties fo:color="#ff9900" fo:font-style="normal" fo:font-weight="normal" fo:background-color="#ffff00" loext:char-shading-value="0" style:font-style-asian="normal" style:font-weight-asian="normal" style:font-style-complex="normal" style:font-weight-complex="normal"/>
    </style:style>
    <style:style style:name="T37" style:family="text">
      <style:text-properties officeooo:rsid="00367915"/>
    </style:style>
    <style:style style:name="T38" style:family="text">
      <style:text-properties fo:background-color="#ffff00" loext:char-shading-value="0"/>
    </style:style>
    <style:style style:name="T39" style:family="text">
      <style:text-properties fo:background-color="#99ff33" loext:char-shading-value="0"/>
    </style:style>
    <style:style style:name="T40" style:family="text">
      <style:text-properties fo:background-color="#00ffff" loext:char-shading-value="0"/>
    </style:style>
    <style:style style:name="T41" style:family="text">
      <style:text-properties fo:background-color="#ff00cc" loext:char-shading-value="0"/>
    </style:style>
    <style:style style:name="T42" style:family="text">
      <style:text-properties fo:color="#ffffff" fo:background-color="#000000" loext:char-shading-value="0"/>
    </style:style>
    <style:style style:name="T43" style:family="text">
      <style:text-properties fo:background-color="#000000" loext:char-shading-value="0"/>
    </style:style>
    <style:style style:name="T44" style:family="text">
      <style:text-properties officeooo:rsid="003f4aae"/>
    </style:style>
    <style:style style:name="T45" style:family="text">
      <style:text-properties officeooo:rsid="004204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nux</text:p>
      <text:p text:style-name="Subtitle">Catherine Attal</text:p>
      <text:p text:style-name="P1"/>
      <text:h text:style-name="Heading_20_1" text:outline-level="1">Histoire de l’informatique</text:h>
      <text:p text:style-name="P2">Le matériel ne serait rien sans le logiciel et inversement. Cela veut dire qu’il faut prendre en compte la configuration de la machine pour choisir une distribution adaptée. Les réseaux ont joué un rôle fondamental dans l’évolution de l’informatique. </text:p>
      <text:p text:style-name="P5"/>
      <text:p text:style-name="P2">information/automatique → donc finalement le boulier chinois qui date de -3000 av JC c’est déjà de l’informatique! (<text:span text:style-name="T1">Regarder comment fonctionne un boulier parce que l’analogie avec les machines est intéressante.</text:span>) Pareil pour l’abaque romain qui découle du boulier (-100 av JC). </text:p>
      <text:p text:style-name="P3">En 1642 avec la Pascaline se dessine le principe de programmation. En 1679, nouvelle étape avec la mathématique binaire qu’élabore Leibnitz, qui améliore la Pascaline en lui ajoutant les multiplications et les divisions. <text:span text:style-name="T2">En 1822 Thomas de Colmar invente l’algorithmie qui permet d’avoir une calculatrice de poche. Charles Babbage et Augusta Ada King (Lady Lovelace) construise le tout premier ancêtre de l’ordinateur (1833). </text:span></text:p>
      <text:p text:style-name="P3"><text:span text:style-name="T3">Parallèlement :</text:span><text:span text:style-name="T2"> développement des réseaux : 1844 Samuel Morse conçoit le premier télégraphe. 1876 : Graham Bell invente le téléphone et fonde la compagnie Bell Telephone Company.</text:span></text:p>
      <text:p text:style-name="P3"><text:span text:style-name="T3">Parallèlement :</text:span><text:span text:style-name="T2"> développement des supports d’écriture : 1867 : la société Remington sort la première machine à écrire. 1884 : Herman Hollerith met au point un machine qui lit les cartes perforées (c’est du code), vendu par la Société qui deviendra IBM. 1936 : Allan Mathieson Turing construit l’Enigma, et met au point un concept de machine qui préfigure l’ordinateur (Machine de Turing). </text:span></text:p>
      <text:p text:style-name="P7">Rassemblement de toutes ces technologie permet de créer une première machine de type ordinateur : IBM 601. Elle lit des carte perforées et <text:s/>réaliser des calcules. 1959 IBM sort le modèle 1401. 1964 : entrée dans l’industrialisation de l’ordinateur avec volonté de rendre les ordinateur compatibles pour une utilisation entre eux. En 1965 DEC lance le premier ordinateur commercialisé. En 1973 : premier micro-ordinateur, dont l’inventeur est François Gernelle ; ou bien Altair 8800 (USA). <text:span text:style-name="T4">1976 : lancement du premier ordinateur Apple (dont le succès vient du WYSIWYG puisque la plupart des autres ordinateurs qui étaient commercialisés reposaient sur du DOS). 1981 : IBM se relance dans la course. </text:span></text:p>
      <text:p text:style-name="P8">1993 : Premiers déploiement de micro-ordinateurs portable, PDA : Personal Digital Assistant. </text:p>
      <text:p text:style-name="P8"/>
      <text:h text:style-name="Heading_20_1" text:outline-level="1">Les systèmes d’information</text:h>
      <text:p text:style-name="P8">L’informatique n’est rien sans usages. On ne fait pas de l’informatique pour faire de l’informatique. </text:p>
      <text:p text:style-name="P9"><text:span text:style-name="T5">{</text:span>Usagers<text:span text:style-name="T5">}</text:span> → système <text:span text:style-name="T5">(SI)</text:span> <text:span text:style-name="T5">{</text:span></text:p>
      <text:p text:style-name="P9"><text:tab/><text:tab/><text:span text:style-name="T5">{</text:span>[<text:span text:style-name="T5">Parc matériel (utilisateur/serveur)</text:span>] </text:p>
      <text:p text:style-name="P9"><text:tab/><text:tab/><text:span text:style-name="T5">[Parc logiciel (gestion/métiers)]}</text:span></text:p>
      <text:p text:style-name="P13"><text:tab/><text:tab/><text:tab/>→{acteurs opérationnels (tech, chef de projet, informaticiens)} </text:p>
      <text:p text:style-name="P13"><text:tab/><text:tab/><text:tab/>→ {acteurs décideurs (maître d’oeuvre)}</text:p>
      <text:p text:style-name="P9"><text:tab/><text:tab/><text:tab/><text:tab/><text:span text:style-name="T5">}</text:span></text:p>
      <text:p text:style-name="P9"/>
      <text:p text:style-name="P9">→<text:span text:style-name="T5"> Toujours garder en tête qu’un projet informatique s’intègre dans un environnement où chacun a un rôle à jouer. </text:span></text:p>
      <text:p text:style-name="P9"/>
      <text:h text:style-name="Heading_20_1" text:outline-level="1"><text:soft-page-break/>Introduction aux logiciels libres</text:h>
      <text:p text:style-name="P10">Linux est un système d’exploitation libre, il n’y a donc pas de licence à acheter. Mais il existe des distributions payantes de Linux car elles sont des développements tirés du coeur Linux. RedHat est payant par exemple, mais RedHat fournit un service d’assistance en plus de Linux. </text:p>
      <text:p text:style-name="P10"/>
      <text:p text:style-name="P8"/>
      <text:p text:style-name="P11">Les librairies : elles sont des bibliothèque de ressources/vocabulaire pour la programmation. </text:p>
      <text:p text:style-name="P11">Les librairies partagés concernent généralement des petites applications. </text:p>
      <text:p text:style-name="P12">UNIX n’était pas <text:s/>libre, mais LINUX l’est. GNU signifie « Is Not Linux ». Windows utilise des lignes de commande issu de Linux car le coeur est très stable. </text:p>
      <text:p text:style-name="P12"/>
      <text:p text:style-name="P12"/>
      <text:h text:style-name="Heading_20_1" text:outline-level="1">Linux</text:h>
      <text:p text:style-name="P14">Pour un dualboot, il est beaucoup plus facile d’installer d’abord Windows : Linux prend totalement en charge la cohabitation des deux systèmes et l’interface pour choisir le boot, alors que Wndows s’installe très mal. </text:p>
      <text:p text:style-name="P4"/>
      <text:h text:style-name="Heading_20_2" text:outline-level="2">Le bureau Ubuntu</text:h>
      <text:p text:style-name="P14">Ubuntu est par défaut en mode graphique, mais on peut tout faire sur Linux depuis le mode terminal et on pourrait décider que Ubuntu démarre par défaut en mode terminal.</text:p>
      <text:p text:style-name="P14"/>
      <text:p text:style-name="P14">Interface graphique : comme dans W$, un bureau, des icônes. Depuis l’interface graphique, on accède au terminal. On peut ouvrir plusieurs fenêtres de terminal, c’est notamment utile pour faire des manipulations à plusieurs endroit au même moment. </text:p>
      <text:p text:style-name="P14"/>
      <text:h text:style-name="Heading_20_3" text:outline-level="3">Page de connexion</text:h>
      <text:p text:style-name="P15">Première interface où on choisi<text:span text:style-name="T10">t</text:span> les <text:span text:style-name="T6">profils</text:span><text:span text:style-name="T8">. Les profils sont des environnement de travail paramétrés/personnalisés. Sans mot de passe, on accède pas à ces profil, y compris en mode terminal, à moins d’être le Root </text:span><text:span text:style-name="T9">(ce qui n’arrive jamais dans un environnement professionnel). </text:span></text:p>
      <text:p text:style-name="P16">L’environnement graphique est déterminé par mon profil. </text:p>
      <text:p text:style-name="P16"/>
      <text:p text:style-name="P17">Les <text:span text:style-name="T6">partitions</text:span> sont des divisions d’un disque dur physique. La première partition (dont la taille varie) est toujours prise par le boot. <text:span text:style-name="T11">On peut avoir une partition avec uniquement des documents et qui se situe en dehors du système : ça permet d’être toujours capable d’accéder à ses fichier même quand le système plante. Chaque système d’exploitation a besoin de sa propre partition, avec son propre secteur d’amorçage. </text:span></text:p>
      <text:p text:style-name="P14"/>
      <text:p text:style-name="P18"><text:span text:style-name="T6">SSID </text:span>: nom d’un réseau WIFI (SS pour sécurité ; ID pour identifiant). Pour les réseaux masqués, il faut connaître les SSID pour pouvoir se connecter. </text:p>
      <text:p text:style-name="P14"/>
      <text:h text:style-name="Heading_20_2" text:outline-level="2">Manipuler Ubuntu</text:h>
      <text:p text:style-name="P19">Utilise le terminal. Par défaut on se trouve dans le <text:span text:style-name="T6">shell</text:span><text:span text:style-name="T8">. Le terminal est un </text:span><text:span text:style-name="T6">interpréteur de commande</text:span><text:span text:style-name="T13">, puisque l’ordinateur a besoin de commandes en binaire. </text:span></text:p>
      <text:p text:style-name="P28">On peut programmer un interpréteur de commande pour qu’il exécute des tâches prédéfinies à l’avance. </text:p>
      <text:p text:style-name="P29"><text:soft-page-break/>A partir du menu du terminal (en mode plein écran) on peut ouvrir un nouveau terminal pour les utiliser simultanément. </text:p>
      <text:p text:style-name="P29"/>
      <text:p text:style-name="P30">L’avantage de la ligne de commande c’est qu’on peut avoir accès à des fichier/dossier qui ne sont jamais affichés/visible dans une interface graphique. </text:p>
      <text:h text:style-name="Heading_20_2" text:outline-level="2">Syntaxe</text:h>
      <text:p text:style-name="P29">~$ signifie qu’on est dans le shell. (le plus populaire ici : born again shell (aka B A SH → bash)</text:p>
      <text:p text:style-name="P31">~$ signifie qu’on attend qu’une commande soit entrée. </text:p>
      <text:p text:style-name="P32"/>
      <text:p text:style-name="P33">Le texte qui se situe avant ~$, qui est généralement vert mais qui peut être d’une autre couleur, indique le profil qui interagit avec l’ordinateur, ainsi que le nom du poste de travail. </text:p>
      <text:p text:style-name="P6"><text:span text:style-name="T14">Ex :</text:span><text:span text:style-name="T12"> tnah@port-classemob1-09 </text:span><text:span text:style-name="T14">→ profil tnah sur le poste qui s’appelle « port-classemob1-09 ».</text:span></text:p>
      <text:p text:style-name="P33">On pourrait décider que ce nom ne s’affiche pas, ça dépend des paramétrages. </text:p>
      <text:p text:style-name="P34">C’est utile de réduire la taille du nom avant ~$ quand on commence à avoir des lignes de commandes très longues. </text:p>
      <text:p text:style-name="P34"/>
      <text:p text:style-name="P35">Pour taper le nom d’un fichier qui contient des espaces, il faut le mettre entre "". Ex : "mon dossier"</text:p>
      <text:p text:style-name="P46">[sudo → su – do → super doer → supra utilisateur]</text:p>
      <text:p text:style-name="P35"/>
      <text:p text:style-name="P20"><text:span text:style-name="T13">On peut regarder les </text:span><text:span text:style-name="T15">raccourcis</text:span><text:span text:style-name="T13"> disponibles dans les paramètres. Ex : Ctrl+Maj+T : créer un nouveau terminal. </text:span></text:p>
      <text:p text:style-name="P36"/>
      <text:p text:style-name="P22"><text:span text:style-name="T28">Syntaxe d’une commande :</text:span><text:span text:style-name="T24"> La commande</text:span><text:span text:style-name="T13"> </text:span><text:span text:style-name="T23">un espace</text:span><text:span text:style-name="T13"> </text:span><text:span text:style-name="T26">un argument qui commence pas un tiret</text:span></text:p>
      <text:p text:style-name="P36"/>
      <text:p text:style-name="P37">Il est très important de respecter la casse des éléments puisque les paramètres ou commandes peuvent avoir un effet différent selon qu’ils sont en majuscule ou en minuscule. C’est pareil pour les noms des répertoires et les noms des fichiers : l’ordinateur est très sensible à la casse.</text:p>
      <text:h text:style-name="Heading_20_2" text:outline-level="2">Commandes</text:h>
      <text:p text:style-name="P38">ls : pour lister. Utilisé constamment pour afficher ce qui se trouve dans le répertoire. Equivalent d’un affichage des dossiers dans un interface graphique.</text:p>
      <text:p text:style-name="P21"><text:span text:style-name="T13">Tout ce qui est fichier est en blanc : tout ce qui est dossier est en bleu ; tout ce qui est </text:span><text:span text:style-name="T16">bibliothèque est en rouge.</text:span></text:p>
      <text:p text:style-name="P23"><text:span text:style-name="T30">L</text:span><text:span text:style-name="T29">s</text:span><text:span text:style-name="T20"> </text:span><text:span text:style-name="T26">-al</text:span><text:span text:style-name="T20"> </text:span><text:span text:style-name="T32">|</text:span><text:span text:style-name="T35">grep</text:span><text:span text:style-name="T36"> </text:span><text:span text:style-name="T35">bureau</text:span><text:span text:style-name="T13"> →</text:span><text:span text:style-name="T17"> </text:span><text:span text:style-name="T29">commande</text:span><text:span text:style-name="T13"> </text:span><text:span text:style-name="T20">espace</text:span><text:span text:style-name="T21">s</text:span><text:span text:style-name="T13"> </text:span><text:span text:style-name="T26">argument</text:span><text:span text:style-name="T13"> </text:span><text:span text:style-name="T32">indication d’une sélection</text:span><text:span text:style-name="T35"> commande </text:span></text:p>
      <text:p text:style-name="P23"><text:span text:style-name="T13">*.txt → * = n’importe quoi, mais qui fini par .txt. </text:span><text:span text:style-name="T17">On peut l’utiliser au début ou à la fin. </text:span></text:p>
      <text:p text:style-name="P39"/>
      <text:p text:style-name="P24"><text:span text:style-name="T17">. : </text:span><text:span text:style-name="T13">là où on se trouve</text:span></text:p>
      <text:p text:style-name="P40">.. : le répertoire parent </text:p>
      <text:p text:style-name="P40"/>
      <text:p text:style-name="P41">cd : change directory : pour naviguer dans les dossiers et les fichiers.</text:p>
      <text:p text:style-name="P42">Ex : cd .. : pour remonter d’un cran. </text:p>
      <text:p text:style-name="P43">On peut exprimer des chemins relatifs ou absolus pour se déplacer grâce à cd. </text:p>
      <text:p text:style-name="P26"><text:span text:style-name="T13">On ne peut pas descendre plus bas que / (Root) puisque c’est la racine de tous les répertoire</text:span><text:span text:style-name="T19">s</text:span><text:span text:style-name="T13">. On dit plus bas parce que pour le système l’arborescence est ascendante. </text:span></text:p>
      <text:p text:style-name="P43"/>
      <text:p text:style-name="P25"><text:span text:style-name="T13">Pwd : permet d’afficher le nom du répertoire courant (print working directory) </text:span><text:span text:style-name="T18">avec le chemin complet depuis /. </text:span></text:p>
      <text:p text:style-name="P44"/>
      <text:p text:style-name="P45">cp : créer une copie d’un fichier d’origine.</text:p>
      <text:p text:style-name="P27"><text:span text:style-name="T13"><text:tab/></text:span><text:span text:style-name="T26">Cp</text:span><text:span text:style-name="T13"> </text:span><text:span text:style-name="T23">doc_à_copier_avec_chemin</text:span><text:span text:style-name="T13"> </text:span><text:span text:style-name="T33">chemin_du_répertoire_o</text:span><text:span text:style-name="T34">ù</text:span><text:span text:style-name="T33">_copier</text:span></text:p>
      <text:p text:style-name="P47"><text:soft-page-break/>On peut donner plusieurs lister plusieurs fichiers à copier avant de donner l’emplacement pour la copie : tant que le chemin fini par un fichier et non pas par un répertoire, il ne le prend pas comme l’emplacement où faire la copie.</text:p>
      <text:p text:style-name="P47">Du coup cp ne fonctionne pas tel quel pour copier un répertoire, parce que la commande n’est pas assez précise. Il faut ajouter des paramètres.</text:p>
      <text:p text:style-name="P47">Cp -r : ajoute la notion de copie récursive : c’est-à-dire que l’ordinateur comprend dans ce cas qu’on veut copier tout le contenu du répertoire et donc appliquer la copie à tous les fichiers et répertoires qui se trouvent en dessous. </text:p>
      <text:p text:style-name="P47"/>
      <text:p text:style-name="P48">Avec les flèches de navigation haut et bas on peut naviguer dans les commandes passées pour les répéter ou les corriger (on circule alors avec ← ou →)</text:p>
      <text:p text:style-name="P48"/>
      <text:p text:style-name="P53">mv pour move → pour renommer un fichier, ou du moins créer une copie avec un autre nom et supprimer l’original de la copie. </text:p>
      <text:p text:style-name="P53"><text:span text:style-name="T25">mv</text:span>_<text:span text:style-name="T22">nomdufichieràrenommer</text:span>_<text:span text:style-name="T31">nouveaunomdufichier</text:span></text:p>
      <text:p text:style-name="P53"/>
      <text:p text:style-name="P53">Conseil de CA : dans un premier temps plutôt faire « copier avec une autre nom » (cp) et supprimer (rm) ; plutôt que renommer (mv) directement pour éviter les erreurs. </text:p>
      <text:p text:style-name="P53"/>
      <text:p text:style-name="P55">Ssh : permet de se connecter à un serveur. A la fois un programme et un protocole d’accès. <text:span text:style-name="T44">C’est un standard. Remarque, le protocole FTP utilisé sur windows n’est pas sécurisé. Les VPN utilisent des protocoles SSH. </text:span></text:p>
      <text:p text:style-name="P55"><text:span text:style-name="T44">L’utilitaire PuTTY utilise une interface terminal pour se connecter sur des serveurs en SSH.</text:span></text:p>
      <text:p text:style-name="P56">WinSCP utilise une interface graphique pour se connecter sur des serveurs SSH. </text:p>
      <text:p text:style-name="P56">(approfondir quelle est la différence entre les deux…)</text:p>
      <text:p text:style-name="P56"/>
      <text:p text:style-name="P57">ifconfig : permet de connaître, entre autres, sa propre adress<text:span text:style-name="T45">e</text:span> IP</text:p>
      <text:p text:style-name="P56"/>
      <text:h text:style-name="Heading_20_3" text:outline-level="3">Principe de complétion</text:h>
      <text:p text:style-name="P49">Si on commence à taper une commande ou le nom d’un répertoire/fichier, on peut taper sur tabulation pour avoir la suite du nom du fichier, voire la suite du chemin. </text:p>
      <text:p text:style-name="P49"/>
      <text:h text:style-name="Heading_20_3" text:outline-level="3">Expressions de restriction</text:h>
      <text:p text:style-name="P50">r : read</text:p>
      <text:p text:style-name="P50">w : write</text:p>
      <text:p text:style-name="P50">x : exécuter</text:p>
      <text:p text:style-name="P50"/>
      <text:p text:style-name="P50">mkdir : pour créer un dossiers</text:p>
      <text:p text:style-name="P50">vi : pour faire appel à l’éditeur de texte</text:p>
      <text:p text:style-name="P50"/>
      <text:p text:style-name="P53"><text:span text:style-name="T43"><text:s text:c="6"/></text:span><text:span text:style-name="T41">d</text:span><text:span text:style-name="T38">rwx</text:span><text:span text:style-name="T39">rwx</text:span><text:span text:style-name="T40">r-x</text:span><text:span text:style-name="T42"> <text:s/>2 </text:span><text:span text:style-name="T38">tnah</text:span><text:span text:style-name="T43"> </text:span><text:span text:style-name="T39">tnah</text:span><text:span text:style-name="T42"> 4096 oct. <text:s/>24 10:01 </text:span><text:span text:style-name="T27">tentative <text:s text:c="5"/></text:span></text:p>
      <text:p text:style-name="P50"/>
      <text:p text:style-name="P53"><text:span text:style-name="T41">d :</text:span> directory</text:p>
      <text:p text:style-name="P53"><text:span text:style-name="T38">en jaune :</text:span> autorisations de tnah (utilisateur)</text:p>
      <text:p text:style-name="P53"><text:span text:style-name="T39">en vert :</text:span> autorisations de tnah (groupe)</text:p>
      <text:p text:style-name="P53"><text:span text:style-name="T40">en bleu :</text:span> autorisations de tous les autres utilisateurs</text:p>
      <text:p text:style-name="P53"/>
      <text:p text:style-name="P53">Pour modifier les autorisations :</text:p>
      <text:p text:style-name="P53"><text:span text:style-name="T6">chmod </text:span>: change mode</text:p>
      <text:p text:style-name="P53"><text:span text:style-name="T6">chmod 777</text:span> : pour donner rwx (qui vaut 7) à tous les profils. Fortement déconseillé bien sûr.</text:p>
      <text:p text:style-name="P53"><text:soft-page-break/></text:p>
      <text:p text:style-name="P54">7 : rwx</text:p>
      <text:p text:style-name="P54">6 : rw-</text:p>
      <text:p text:style-name="P54">5 : r-x</text:p>
      <text:p text:style-name="P54">4 : r--</text:p>
      <text:p text:style-name="P54">3 : -wx</text:p>
      <text:p text:style-name="P54">2 : -w-</text:p>
      <text:p text:style-name="P54">1 : --x</text:p>
      <text:p text:style-name="P54">0 : ---</text:p>
      <text:p text:style-name="P53"/>
      <text:p text:style-name="P58">scp : pour copier un fichier d’un poste à l’autre (il faut être connecté).</text:p>
      <text:p text:style-name="P58"/>
      <text:p text:style-name="P58">Vi suivi du nom d’un répertoire permet de voir tout le contenu du répertoire en mode texte.</text:p>
      <text:p text:style-name="P58"/>
      <text:p text:style-name="P59">Cat …</text:p>
      <text:p text:style-name="P59"/>
      <text:h text:style-name="Heading_20_2" text:outline-level="2">L’éditeur de texte du terminal</text:h>
      <text:p text:style-name="P51">Echap permet de faire comprendre qu’on va passer en mode commande et plus en mode texte</text:p>
      <text:p text:style-name="P51">: → je vais passer une commande</text:p>
      <text:p text:style-name="P51">w : j’écris</text:p>
      <text:p text:style-name="P51">q : je quitte</text:p>
      <text:p text:style-name="P51"/>
      <text:p text:style-name="P51"><text:span text:style-name="T37">P</text:span>our quitter et sauvegarder : :wq après avoir faire Echap.</text:p>
      <text:p text:style-name="P52">Pour quitter sans sauvegarder : :q après avoir fait Echap. </text:p>
      <text:p text:style-name="P52"/>
      <text:p text:style-name="P52">→<text:span text:style-name="T37"> </text:span><text:span text:style-name="T7">Ne jamais ouvrir un fichier sur Linux sans avoir fait une copie au préalable</text:span><text:span text:style-name="T37"> : on fait une copie (cp), on renomme le fichier original, on peut ensuite modifier le fichier. Si on a fait une erreur et si on doit rétablir le fichier, on supprime la version modifiée et on renomme correctement le fichier initial. </text:span></text:p>
      <text:p text:style-name="P52"><text:s/></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color="#000000" style:text-underline-style="none" officeooo:rsid="0031934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09:52:39.387362104</meta:creation-date>
    <dc:date>2017-10-24T12:16:34.937610746</dc:date>
    <meta:editing-duration>PT5H40M29S</meta:editing-duration>
    <meta:editing-cycles>65</meta:editing-cycles>
    <meta:generator>LibreOffice/5.1.6.2$Linux_X86_64 LibreOffice_project/10m0$Build-2</meta:generator>
    <meta:document-statistic meta:table-count="0" meta:image-count="0" meta:object-count="0" meta:page-count="5" meta:paragraph-count="113" meta:word-count="1835" meta:character-count="11031" meta:non-whitespace-character-count="9232"/>
  </office:meta>
</office:document-meta>
</file>